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IDefaultLayout.getInsta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IDefaultLayout.getFami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IDefaultLayout.layoutBegin( FacesContext facesContext , UIComponent compon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